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T1" style:family="text">
      <style:text-properties officeooo:rsid="00119f0c"/>
    </style:style>
    <style:style style:name="T2" style:family="text">
      <style:text-properties fo:font-size="14pt" officeooo:rsid="00119f0c" style:font-size-asian="14pt" style:font-size-complex="14pt"/>
    </style:style>
    <style:style style:name="T3" style:family="text">
      <style:text-properties fo:font-size="20pt" officeooo:rsid="00119f0c" style:font-size-asian="20pt" style:font-size-complex="20pt"/>
    </style:style>
    <style:style style:name="T4" style:family="text">
      <style:text-properties fo:font-size="20pt" fo:font-weight="bold" officeooo:rsid="00119f0c" style:font-size-asian="20pt" style:font-weight-asian="bold" style:font-size-complex="20pt" style:font-weight-complex="bold"/>
    </style:style>
    <style:style style:name="T5" style:family="text">
      <style:text-properties fo:font-weight="bold" officeooo:rsid="00119f0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4">Date and Time functions</text:span></text:p>
      <text:p text:style-name="Standard"><text:span text:style-name="T4"/></text:p>
      <text:p text:style-name="P1"><text:span text:style-name="T5">addweb@JLP-09:~$ sudo /opt/lampp/bin/mysql -u root -p</text:span></text:p>
      <text:p text:style-name="P1"><text:span text:style-name="T5">[sudo] password for addweb: </text:span></text:p>
      <text:p text:style-name="P1"><text:span text:style-name="T5">Enter password: </text:span></text:p>
      <text:p text:style-name="P1"><text:span text:style-name="T5">Welcome to the MariaDB monitor. <text:s/>Commands end with ; or \g.</text:span></text:p>
      <text:p text:style-name="P1"><text:span text:style-name="T5">Your MariaDB connection id is 244</text:span></text:p>
      <text:p text:style-name="P1"><text:span text:style-name="T5">Server version: 10.4.21-MariaDB Source distribution</text:span></text:p>
      <text:p text:style-name="P1"><text:span text:style-name="T5"/></text:p>
      <text:p text:style-name="P1"><text:span text:style-name="T5">Copyright (c) 2000, 2018, Oracle, MariaDB Corporation Ab and others.</text:span></text:p>
      <text:p text:style-name="P1"><text:span text:style-name="T5"/></text:p>
      <text:p text:style-name="P1"><text:span text:style-name="T5">Type 'help;' or '\h' for help. Type '\c' to clear the current input statement.</text:span></text:p>
      <text:p text:style-name="P1"><text:span text:style-name="T5"/></text:p>
      <text:p text:style-name="P1"><text:span text:style-name="T5">MariaDB [(none)]&gt; SELECT ADDDATE("2021-11-23"); </text:span></text:p>
      <text:p text:style-name="P1"><text:span text:style-name="T5">ERROR 1064 (42000): You have an error in your SQL syntax; check the manual that corresponds to your MariaDB server version for the right syntax to use near ')' at line 1</text:span></text:p>
      <text:p text:style-name="P1"><text:span text:style-name="T5">MariaDB [(none)]&gt; SELECT ADDDATE("2021-11-23"); </text:span></text:p>
      <text:p text:style-name="P1"><text:span text:style-name="T5">[1]+ <text:s/>Stopped <text:s text:c="16"/>sudo /opt/lampp/bin/mysql -u root -p</text:span></text:p>
      <text:p text:style-name="P1"><text:span text:style-name="T5">addweb@JLP-09:~$ SELECT ADDDATE("2021-06-11", INTERVAL 10 DAY); </text:span></text:p>
      <text:p text:style-name="P1"><text:span text:style-name="T5">bash: syntax error near unexpected token `('</text:span></text:p>
      <text:p text:style-name="P1"><text:span text:style-name="T5">addweb@JLP-09:~$ sudo /opt/lampp/bin/mysql -u root -p</text:span></text:p>
      <text:p text:style-name="P1"><text:span text:style-name="T5">Enter password: </text:span></text:p>
      <text:p text:style-name="P1"><text:span text:style-name="T5">Welcome to the MariaDB monitor. <text:s/>Commands end with ; or \g.</text:span></text:p>
      <text:p text:style-name="P1"><text:span text:style-name="T5">Your MariaDB connection id is 245</text:span></text:p>
      <text:p text:style-name="P1"><text:span text:style-name="T5">Server version: 10.4.21-MariaDB Source distribution</text:span></text:p>
      <text:p text:style-name="P1"><text:span text:style-name="T5"/></text:p>
      <text:p text:style-name="P1"><text:span text:style-name="T5">Copyright (c) 2000, 2018, Oracle, MariaDB Corporation Ab and others.</text:span></text:p>
      <text:p text:style-name="P1"><text:span text:style-name="T5"/></text:p>
      <text:p text:style-name="P1"><text:span text:style-name="T5">Type 'help;' or '\h' for help. Type '\c' to clear the current input statement.</text:span></text:p>
      <text:p text:style-name="P1"><text:span text:style-name="T5"/></text:p>
      <text:p text:style-name="P1"><text:span text:style-name="T5">MariaDB [(none)]&gt; SELECT ADDDATE("2017-11-11", INTERVAL 10 DAY); </text:span></text:p>
      <text:p text:style-name="P1"><text:span text:style-name="T5">+----------------------------------------+</text:span></text:p>
      <text:p text:style-name="P1"><text:span text:style-name="T5">| ADDDATE("2017-11-11", INTERVAL 10 DAY) |</text:span></text:p>
      <text:p text:style-name="P1"><text:span text:style-name="T5">+----------------------------------------+</text:span></text:p>
      <text:p text:style-name="P1"><text:span text:style-name="T5">| 2017-11-21 <text:s text:c="28"/>|</text:span></text:p>
      <text:p text:style-name="P1"><text:span text:style-name="T5">+------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ADDDATE("2017-11-21"); </text:span></text:p>
      <text:p text:style-name="P1"><text:span text:style-name="T5">ERROR 1064 (42000): You have an error in your SQL syntax; check the manual that corresponds to your MariaDB server version for the right syntax to use near ')' at line 1</text:span></text:p>
      <text:p text:style-name="P1"><text:span text:style-name="T5">MariaDB [(none)]&gt; SELECT ADDDATE(2017-11-21); </text:span></text:p>
      <text:p text:style-name="P1"><text:soft-page-break/><text:span text:style-name="T5">ERROR 1064 (42000): You have an error in your SQL syntax; check the manual that corresponds to your MariaDB server version for the right syntax to use near ')' at line 1</text:span></text:p>
      <text:p text:style-name="P1"><text:span text:style-name="T5">MariaDB [(none)]&gt; SELECT ADDTIME("2017-06-15 09:34:21", "5"); </text:span></text:p>
      <text:p text:style-name="P1"><text:span text:style-name="T5">+-------------------------------------+</text:span></text:p>
      <text:p text:style-name="P1"><text:span text:style-name="T5">| ADDTIME("2017-06-15 09:34:21", "5") |</text:span></text:p>
      <text:p text:style-name="P1"><text:span text:style-name="T5">+-------------------------------------+</text:span></text:p>
      <text:p text:style-name="P1"><text:span text:style-name="T5">| 2017-06-15 09:34:26 <text:s text:c="16"/>|</text:span></text:p>
      <text:p text:style-name="P1"><text:span text:style-name="T5">+---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CURDATE(); </text:span></text:p>
      <text:p text:style-name="P1"><text:span text:style-name="T5">+------------+</text:span></text:p>
      <text:p text:style-name="P1"><text:span text:style-name="T5">| CURDATE() <text:s/>|</text:span></text:p>
      <text:p text:style-name="P1"><text:span text:style-name="T5">+------------+</text:span></text:p>
      <text:p text:style-name="P1"><text:span text:style-name="T5">| 2021-11-23 |</text:span></text:p>
      <text:p text:style-name="P1"><text:span text:style-name="T5">+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CURRENT_DATE(), CURRENT_DATE</text:span></text:p>
      <text:p text:style-name="P1"><text:span text:style-name="T5"><text:s text:c="4"/>-&gt; </text:span></text:p>
      <text:p text:style-name="P1"><text:span text:style-name="T5">[2]+ <text:s/>Stopped <text:s text:c="16"/>sudo /opt/lampp/bin/mysql -u root -p</text:span></text:p>
      <text:p text:style-name="P1"><text:span text:style-name="T5">addweb@JLP-09:~$ sudo /opt/lampp/bin/mysql -u root -p</text:span></text:p>
      <text:p text:style-name="P1"><text:span text:style-name="T5">Enter password: </text:span></text:p>
      <text:p text:style-name="P1"><text:span text:style-name="T5">Welcome to the MariaDB monitor. <text:s/>Commands end with ; or \g.</text:span></text:p>
      <text:p text:style-name="P1"><text:span text:style-name="T5">Your MariaDB connection id is 246</text:span></text:p>
      <text:p text:style-name="P1"><text:span text:style-name="T5">Server version: 10.4.21-MariaDB Source distribution</text:span></text:p>
      <text:p text:style-name="P1"><text:span text:style-name="T5"/></text:p>
      <text:p text:style-name="P1"><text:span text:style-name="T5">Copyright (c) 2000, 2018, Oracle, MariaDB Corporation Ab and others.</text:span></text:p>
      <text:p text:style-name="P1"><text:span text:style-name="T5"/></text:p>
      <text:p text:style-name="P1"><text:span text:style-name="T5">Type 'help;' or '\h' for help. Type '\c' to clear the current input statement.</text:span></text:p>
      <text:p text:style-name="P1"><text:span text:style-name="T5"/></text:p>
      <text:p text:style-name="P1"><text:span text:style-name="T5">MariaDB [(none)]&gt; SELECT DATE('2003-12-31 01:02:03');</text:span></text:p>
      <text:p text:style-name="P1"><text:span text:style-name="T5">+-----------------------------+</text:span></text:p>
      <text:p text:style-name="P1"><text:span text:style-name="T5">| DATE('2003-12-31 01:02:03') |</text:span></text:p>
      <text:p text:style-name="P1"><text:span text:style-name="T5">+-----------------------------+</text:span></text:p>
      <text:p text:style-name="P1"><text:span text:style-name="T5">| 2003-12-31 <text:s text:c="17"/>|</text:span></text:p>
      <text:p text:style-name="P1"><text:span text:style-name="T5">+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CURTIME()</text:span></text:p>
      <text:p text:style-name="P1"><text:span text:style-name="T5"><text:s text:c="4"/>-&gt; '23:50:26'</text:span></text:p>
      <text:p text:style-name="P1"><text:span text:style-name="T5"><text:s text:c="4"/>-&gt; ;</text:span></text:p>
      <text:p text:style-name="P1"><text:soft-page-break/><text:span text:style-name="T5">ERROR 1064 (42000): You have an error in your SQL syntax; check the manual that corresponds to your MariaDB server version for the right syntax to use near 'CURTIME()</text:span></text:p>
      <text:p text:style-name="P1"><text:span text:style-name="T5">'23:50:26'' at line 1</text:span></text:p>
      <text:p text:style-name="P1"><text:span text:style-name="T5">MariaDB [(none)]&gt; SELECT DATEDIFF('2007-12-31 23:59:59','2007-12-30');</text:span></text:p>
      <text:p text:style-name="P1"><text:span text:style-name="T5">+----------------------------------------------+</text:span></text:p>
      <text:p text:style-name="P1"><text:span text:style-name="T5">| DATEDIFF('2007-12-31 23:59:59','2007-12-30') |</text:span></text:p>
      <text:p text:style-name="P1"><text:span text:style-name="T5">+----------------------------------------------+</text:span></text:p>
      <text:p text:style-name="P1"><text:span text:style-name="T5">| <text:s text:c="43"/>1 |</text:span></text:p>
      <text:p text:style-name="P1"><text:span text:style-name="T5">+------------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mysql&gt; SELECT DATE_SUB('2018-05-01',INTERVAL 1 YEAR);</text:span></text:p>
      <text:p text:style-name="P1"><text:span text:style-name="T5">ERROR 1064 (42000): You have an error in your SQL syntax; check the manual that corresponds to your MariaDB server version for the right syntax to use near 'mysql&gt; SELECT DATE_SUB('2018-05-01',INTERVAL 1 YEAR)' at line 1</text:span></text:p>
      <text:p text:style-name="P1"><text:span text:style-name="T5">MariaDB [(none)]&gt; CURRENT_TIME(), CURRENT_TIME</text:span></text:p>
      <text:p text:style-name="P1"><text:span text:style-name="T5"><text:s text:c="4"/>-&gt; '2008-02-02'</text:span></text:p>
      <text:p text:style-name="P1"><text:span text:style-name="T5"><text:s text:c="4"/>-&gt; ;</text:span></text:p>
      <text:p text:style-name="P1"><text:span text:style-name="T5">ERROR 1064 (42000): You have an error in your SQL syntax; check the manual that corresponds to your MariaDB server version for the right syntax to use near 'CURRENT_TIME(), CURRENT_TIME</text:span></text:p>
      <text:p text:style-name="P1"><text:span text:style-name="T5">'2008-02-02'' at line 1</text:span></text:p>
      <text:p text:style-name="P1"><text:span text:style-name="T5">MariaDB [(none)]&gt; DATE()</text:span></text:p>
      <text:p text:style-name="P1"><text:span text:style-name="T5"><text:s text:c="4"/>-&gt; ;</text:span></text:p>
      <text:p text:style-name="P1"><text:span text:style-name="T5">ERROR 1064 (42000): You have an error in your SQL syntax; check the manual that corresponds to your MariaDB server version for the right syntax to use near 'DATE()' at line 1</text:span></text:p>
      <text:p text:style-name="P1"><text:span text:style-name="T5">MariaDB [(none)]&gt; DATE()</text:span></text:p>
      <text:p text:style-name="P1"><text:span text:style-name="T5"><text:s text:c="4"/>-&gt; ;</text:span></text:p>
      <text:p text:style-name="P1"><text:span text:style-name="T5">ERROR 1064 (42000): You have an error in your SQL syntax; check the manual that corresponds to your MariaDB server version for the right syntax to use near 'DATE()' at line 1</text:span></text:p>
      <text:p text:style-name="P1"><text:span text:style-name="T5">MariaDB [(none)]&gt; DATE();</text:span></text:p>
      <text:p text:style-name="P1"><text:span text:style-name="T5">ERROR 1064 (42000): You have an error in your SQL syntax; check the manual that corresponds to your MariaDB server version for the right syntax to use near 'DATE()' at line 1</text:span></text:p>
      <text:p text:style-name="P1"><text:span text:style-name="T5">MariaDB [(none)]&gt; SELECT DATE("2017-06-15"); </text:span></text:p>
      <text:p text:style-name="P1"><text:span text:style-name="T5">+--------------------+</text:span></text:p>
      <text:p text:style-name="P1"><text:span text:style-name="T5">| DATE("2017-06-15") |</text:span></text:p>
      <text:p text:style-name="P1"><text:span text:style-name="T5">+--------------------+</text:span></text:p>
      <text:p text:style-name="P1"><text:span text:style-name="T5">| 2017-06-15 <text:s text:c="8"/>|</text:span></text:p>
      <text:p text:style-name="P1"><text:span text:style-name="T5">+--------------------+</text:span></text:p>
      <text:p text:style-name="P1"><text:span text:style-name="T5">1 row in set (0.000 sec)</text:span></text:p>
      <text:p text:style-name="P1"><text:soft-page-break/><text:span text:style-name="T5"/></text:p>
      <text:p text:style-name="P1"><text:span text:style-name="T5">MariaDB [(none)]&gt; SELECT DATEDIFF("2017-06-25", "2017-06-15"); </text:span></text:p>
      <text:p text:style-name="P1"><text:span text:style-name="T5">+--------------------------------------+</text:span></text:p>
      <text:p text:style-name="P1"><text:span text:style-name="T5">| DATEDIFF("2017-06-25", "2017-06-15") |</text:span></text:p>
      <text:p text:style-name="P1"><text:span text:style-name="T5">+--------------------------------------+</text:span></text:p>
      <text:p text:style-name="P1"><text:span text:style-name="T5">| <text:s text:c="34"/>10 |</text:span></text:p>
      <text:p text:style-name="P1"><text:span text:style-name="T5">+----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TE_FORMAT("2017-06-15", "%Y"); </text:span></text:p>
      <text:p text:style-name="P1"><text:span text:style-name="T5">+---------------------------------+</text:span></text:p>
      <text:p text:style-name="P1"><text:span text:style-name="T5">| DATE_FORMAT("2017-06-15", "%Y") |</text:span></text:p>
      <text:p text:style-name="P1"><text:span text:style-name="T5">+---------------------------------+</text:span></text:p>
      <text:p text:style-name="P1"><text:span text:style-name="T5">| 2017 <text:s text:c="27"/>|</text:span></text:p>
      <text:p text:style-name="P1"><text:span text:style-name="T5">+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TE_FORMAT("2021-06-15", "%Y"); </text:span></text:p>
      <text:p text:style-name="P1"><text:span text:style-name="T5">+---------------------------------+</text:span></text:p>
      <text:p text:style-name="P1"><text:span text:style-name="T5">| DATE_FORMAT("2021-06-15", "%Y") |</text:span></text:p>
      <text:p text:style-name="P1"><text:span text:style-name="T5">+---------------------------------+</text:span></text:p>
      <text:p text:style-name="P1"><text:span text:style-name="T5">| 2021 <text:s text:c="27"/>|</text:span></text:p>
      <text:p text:style-name="P1"><text:span text:style-name="T5">+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TE_SUB("2021-11-15", INTERVAL 11 DAY);</text:span></text:p>
      <text:p text:style-name="P1"><text:span text:style-name="T5">+-----------------------------------------+</text:span></text:p>
      <text:p text:style-name="P1"><text:span text:style-name="T5">| DATE_SUB("2021-11-15", INTERVAL 11 DAY) |</text:span></text:p>
      <text:p text:style-name="P1"><text:span text:style-name="T5">+-----------------------------------------+</text:span></text:p>
      <text:p text:style-name="P1"><text:span text:style-name="T5">| 2021-11-04 <text:s text:c="29"/>|</text:span></text:p>
      <text:p text:style-name="P1"><text:span text:style-name="T5">+-------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("2017-06-15"); </text:span></text:p>
      <text:p text:style-name="P1"><text:span text:style-name="T5">+-------------------+</text:span></text:p>
      <text:p text:style-name="P1"><text:span text:style-name="T5">| DAY("2017-06-15") |</text:span></text:p>
      <text:p text:style-name="P1"><text:span text:style-name="T5">+-------------------+</text:span></text:p>
      <text:p text:style-name="P1"><text:span text:style-name="T5">| <text:s text:c="15"/>15 |</text:span></text:p>
      <text:p text:style-name="P1"><text:span text:style-name="T5">+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("2021-11-21"); </text:span></text:p>
      <text:p text:style-name="P1"><text:span text:style-name="T5">+-------------------+</text:span></text:p>
      <text:p text:style-name="P1"><text:span text:style-name="T5">| DAY("2021-11-21") |</text:span></text:p>
      <text:p text:style-name="P1"><text:span text:style-name="T5">+-------------------+</text:span></text:p>
      <text:p text:style-name="P1"><text:soft-page-break/><text:span text:style-name="T5">| <text:s text:c="15"/>21 |</text:span></text:p>
      <text:p text:style-name="P1"><text:span text:style-name="T5">+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NAME("2021-11-23"); </text:span></text:p>
      <text:p text:style-name="P1"><text:span text:style-name="T5">+-----------------------+</text:span></text:p>
      <text:p text:style-name="P1"><text:span text:style-name="T5">| DAYNAME("2021-11-23") |</text:span></text:p>
      <text:p text:style-name="P1"><text:span text:style-name="T5">+-----------------------+</text:span></text:p>
      <text:p text:style-name="P1"><text:span text:style-name="T5">| Tuesday <text:s text:c="14"/>|</text:span></text:p>
      <text:p text:style-name="P1"><text:span text:style-name="T5">+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NAME(CURDATE()); </text:span></text:p>
      <text:p text:style-name="P1"><text:span text:style-name="T5">+--------------------+</text:span></text:p>
      <text:p text:style-name="P1"><text:span text:style-name="T5">| DAYNAME(CURDATE()) |</text:span></text:p>
      <text:p text:style-name="P1"><text:span text:style-name="T5">+--------------------+</text:span></text:p>
      <text:p text:style-name="P1"><text:span text:style-name="T5">| Tuesday <text:s text:c="11"/>|</text:span></text:p>
      <text:p text:style-name="P1"><text:span text:style-name="T5">+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OFMONTH("2021-06-15");</text:span></text:p>
      <text:p text:style-name="P1"><text:span text:style-name="T5">+--------------------------+</text:span></text:p>
      <text:p text:style-name="P1"><text:span text:style-name="T5">| DAYOFMONTH("2021-06-15") |</text:span></text:p>
      <text:p text:style-name="P1"><text:span text:style-name="T5">+--------------------------+</text:span></text:p>
      <text:p text:style-name="P1"><text:span text:style-name="T5">| <text:s text:c="22"/>15 |</text:span></text:p>
      <text:p text:style-name="P1"><text:span text:style-name="T5">+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OFWEEK("2021-06-15"); </text:span></text:p>
      <text:p text:style-name="P1"><text:span text:style-name="T5">+-------------------------+</text:span></text:p>
      <text:p text:style-name="P1"><text:span text:style-name="T5">| DAYOFWEEK("2021-06-15") |</text:span></text:p>
      <text:p text:style-name="P1"><text:span text:style-name="T5">+-------------------------+</text:span></text:p>
      <text:p text:style-name="P1"><text:span text:style-name="T5">| <text:s text:c="22"/>3 |</text:span></text:p>
      <text:p text:style-name="P1"><text:span text:style-name="T5">+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DAYOFYEAR("2021-11-15"); </text:span></text:p>
      <text:p text:style-name="P1"><text:span text:style-name="T5">+-------------------------+</text:span></text:p>
      <text:p text:style-name="P1"><text:span text:style-name="T5">| DAYOFYEAR("2021-11-15") |</text:span></text:p>
      <text:p text:style-name="P1"><text:span text:style-name="T5">+-------------------------+</text:span></text:p>
      <text:p text:style-name="P1"><text:span text:style-name="T5">| <text:s text:c="20"/>319 |</text:span></text:p>
      <text:p text:style-name="P1"><text:span text:style-name="T5">+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EXTRACT(MONTH FROM "2021-06-15"); </text:span></text:p>
      <text:p text:style-name="P1"><text:soft-page-break/><text:span text:style-name="T5">+----------------------------------+</text:span></text:p>
      <text:p text:style-name="P1"><text:span text:style-name="T5">| EXTRACT(MONTH FROM "2021-06-15") |</text:span></text:p>
      <text:p text:style-name="P1"><text:span text:style-name="T5">+----------------------------------+</text:span></text:p>
      <text:p text:style-name="P1"><text:span text:style-name="T5">| <text:s text:c="31"/>6 |</text:span></text:p>
      <text:p text:style-name="P1"><text:span text:style-name="T5">+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FROM_DAYS(685467);</text:span></text:p>
      <text:p text:style-name="P1"><text:span text:style-name="T5">+-------------------+</text:span></text:p>
      <text:p text:style-name="P1"><text:span text:style-name="T5">| FROM_DAYS(685467) |</text:span></text:p>
      <text:p text:style-name="P1"><text:span text:style-name="T5">+-------------------+</text:span></text:p>
      <text:p text:style-name="P1"><text:span text:style-name="T5">| 1876-09-29 <text:s text:c="7"/>|</text:span></text:p>
      <text:p text:style-name="P1"><text:span text:style-name="T5">+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FROM_DAYS(780500);</text:span></text:p>
      <text:p text:style-name="P1"><text:span text:style-name="T5">+-------------------+</text:span></text:p>
      <text:p text:style-name="P1"><text:span text:style-name="T5">| FROM_DAYS(780500) |</text:span></text:p>
      <text:p text:style-name="P1"><text:span text:style-name="T5">+-------------------+</text:span></text:p>
      <text:p text:style-name="P1"><text:span text:style-name="T5">| 2136-12-08 <text:s text:c="7"/>|</text:span></text:p>
      <text:p text:style-name="P1"><text:span text:style-name="T5">+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HOUR("2017-06-20 09:34:00");</text:span></text:p>
      <text:p text:style-name="P1"><text:span text:style-name="T5">+-----------------------------+</text:span></text:p>
      <text:p text:style-name="P1"><text:span text:style-name="T5">| HOUR("2017-06-20 09:34:00") |</text:span></text:p>
      <text:p text:style-name="P1"><text:span text:style-name="T5">+-----------------------------+</text:span></text:p>
      <text:p text:style-name="P1"><text:span text:style-name="T5">| <text:s text:c="26"/>9 |</text:span></text:p>
      <text:p text:style-name="P1"><text:span text:style-name="T5">+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LAST_DAY("2021-06-20"); </text:span></text:p>
      <text:p text:style-name="P1"><text:span text:style-name="T5">+------------------------+</text:span></text:p>
      <text:p text:style-name="P1"><text:span text:style-name="T5">| LAST_DAY("2021-06-20") |</text:span></text:p>
      <text:p text:style-name="P1"><text:span text:style-name="T5">+------------------------+</text:span></text:p>
      <text:p text:style-name="P1"><text:span text:style-name="T5">| 2021-06-30 <text:s text:c="12"/>|</text:span></text:p>
      <text:p text:style-name="P1"><text:span text:style-name="T5">+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LAST_DAY("2021-02-10 09:34:00");</text:span></text:p>
      <text:p text:style-name="P1"><text:span text:style-name="T5">+---------------------------------+</text:span></text:p>
      <text:p text:style-name="P1"><text:span text:style-name="T5">| LAST_DAY("2021-02-10 09:34:00") |</text:span></text:p>
      <text:p text:style-name="P1"><text:span text:style-name="T5">+---------------------------------+</text:span></text:p>
      <text:p text:style-name="P1"><text:span text:style-name="T5">| 2021-02-28 <text:s text:c="21"/>|</text:span></text:p>
      <text:p text:style-name="P1"><text:span text:style-name="T5">+---------------------------------+</text:span></text:p>
      <text:p text:style-name="P1"><text:soft-page-break/><text:span text:style-name="T5">1 row in set (0.000 sec)</text:span></text:p>
      <text:p text:style-name="P1"><text:span text:style-name="T5"/></text:p>
      <text:p text:style-name="P1"><text:span text:style-name="T5">MariaDB [(none)]&gt; SELECT LOCALTIME(); </text:span></text:p>
      <text:p text:style-name="P1"><text:span text:style-name="T5">+---------------------+</text:span></text:p>
      <text:p text:style-name="P1"><text:span text:style-name="T5">| LOCALTIME() <text:s text:c="8"/>|</text:span></text:p>
      <text:p text:style-name="P1"><text:span text:style-name="T5">+---------------------+</text:span></text:p>
      <text:p text:style-name="P1"><text:span text:style-name="T5">| 2021-11-23 16:46:18 |</text:span></text:p>
      <text:p text:style-name="P1"><text:span text:style-name="T5">+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LOCALTIMESTAMP(); </text:span></text:p>
      <text:p text:style-name="P1"><text:span text:style-name="T5">+---------------------+</text:span></text:p>
      <text:p text:style-name="P1"><text:span text:style-name="T5">| LOCALTIMESTAMP() <text:s text:c="3"/>|</text:span></text:p>
      <text:p text:style-name="P1"><text:span text:style-name="T5">+---------------------+</text:span></text:p>
      <text:p text:style-name="P1"><text:span text:style-name="T5">| 2021-11-23 16:53:14 |</text:span></text:p>
      <text:p text:style-name="P1"><text:span text:style-name="T5">+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MAKEDATE(2017, 3); </text:span></text:p>
      <text:p text:style-name="P1"><text:span text:style-name="T5">+-------------------+</text:span></text:p>
      <text:p text:style-name="P1"><text:span text:style-name="T5">| MAKEDATE(2017, 3) |</text:span></text:p>
      <text:p text:style-name="P1"><text:span text:style-name="T5">+-------------------+</text:span></text:p>
      <text:p text:style-name="P1"><text:span text:style-name="T5">| 2017-01-03 <text:s text:c="7"/>|</text:span></text:p>
      <text:p text:style-name="P1"><text:span text:style-name="T5">+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MICROSECOND("2017-06-20 09:34:00.000023"); </text:span></text:p>
      <text:p text:style-name="P1"><text:span text:style-name="T5">+-------------------------------------------+</text:span></text:p>
      <text:p text:style-name="P1"><text:span text:style-name="T5">| MICROSECOND("2017-06-20 09:34:00.000023") |</text:span></text:p>
      <text:p text:style-name="P1"><text:span text:style-name="T5">+-------------------------------------------+</text:span></text:p>
      <text:p text:style-name="P1"><text:span text:style-name="T5">| <text:s text:c="39"/>23 |</text:span></text:p>
      <text:p text:style-name="P1"><text:span text:style-name="T5">+------------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MINUTE("2017-06-20 09:34:00"); </text:span></text:p>
      <text:p text:style-name="P1"><text:span text:style-name="T5">+-------------------------------+</text:span></text:p>
      <text:p text:style-name="P1"><text:span text:style-name="T5">| MINUTE("2017-06-20 09:34:00") |</text:span></text:p>
      <text:p text:style-name="P1"><text:span text:style-name="T5">+-------------------------------+</text:span></text:p>
      <text:p text:style-name="P1"><text:span text:style-name="T5">| <text:s text:c="27"/>34 |</text:span></text:p>
      <text:p text:style-name="P1"><text:span text:style-name="T5">+-----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MONTH("2017-06-15"); </text:span></text:p>
      <text:p text:style-name="P1"><text:span text:style-name="T5">+---------------------+</text:span></text:p>
      <text:p text:style-name="P1"><text:span text:style-name="T5">| MONTH("2017-06-15") |</text:span></text:p>
      <text:p text:style-name="P1"><text:soft-page-break/><text:span text:style-name="T5">+---------------------+</text:span></text:p>
      <text:p text:style-name="P1"><text:span text:style-name="T5">| <text:s text:c="18"/>6 |</text:span></text:p>
      <text:p text:style-name="P1"><text:span text:style-name="T5">+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YEARWEEK("2017-06-15");</text:span></text:p>
      <text:p text:style-name="P1"><text:span text:style-name="T5">+------------------------+</text:span></text:p>
      <text:p text:style-name="P1"><text:span text:style-name="T5">| YEARWEEK("2017-06-15") |</text:span></text:p>
      <text:p text:style-name="P1"><text:span text:style-name="T5">+------------------------+</text:span></text:p>
      <text:p text:style-name="P1"><text:span text:style-name="T5">| <text:s text:c="16"/>201724 |</text:span></text:p>
      <text:p text:style-name="P1"><text:span text:style-name="T5">+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SELECT WEEKOFYEAR("2017-06-15");</text:span></text:p>
      <text:p text:style-name="P1"><text:span text:style-name="T5">+--------------------------+</text:span></text:p>
      <text:p text:style-name="P1"><text:span text:style-name="T5">| WEEKOFYEAR("2017-06-15") |</text:span></text:p>
      <text:p text:style-name="P1"><text:span text:style-name="T5">+--------------------------+</text:span></text:p>
      <text:p text:style-name="P1"><text:span text:style-name="T5">| <text:s text:c="22"/>24 |</text:span></text:p>
      <text:p text:style-name="P1"><text:span text:style-name="T5">+--------------------------+</text:span></text:p>
      <text:p text:style-name="P1"><text:span text:style-name="T5">1 row in set (0.000 sec)</text:span></text:p>
      <text:p text:style-name="P1"><text:span text:style-name="T5"/></text:p>
      <text:p text:style-name="P1"><text:span text:style-name="T5">MariaDB [(none)]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6:55:31.917301013</meta:creation-date>
    <dc:date>2021-11-23T16:57:05.704022847</dc:date>
    <meta:editing-duration>PT1M35S</meta:editing-duration>
    <meta:editing-cycles>1</meta:editing-cycles>
    <meta:document-statistic meta:table-count="0" meta:image-count="0" meta:object-count="0" meta:page-count="8" meta:paragraph-count="274" meta:word-count="1275" meta:character-count="10499" meta:non-whitespace-character-count="8864"/>
    <meta:generator>LibreOffice/6.0.7.3$Linux_X86_64 LibreOffice_project/00m0$Build-3</meta:generator>
  </office:meta>
</office:document-meta>
</file>